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Značkapozn.podčarou" style:family="text">
      <style:text-properties fo:font-weight="normal" style:font-weight-asian="normal" fo:font-size="9pt" style:font-size-asian="9pt"/>
    </style:style>
    <style:style style:name="P19" style:parent-style-name="Základnítext" style:family="paragraph">
      <style:paragraph-properties fo:text-align="start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T22" style:parent-style-name="Značkapozn.podčarou" style:family="text">
      <style:text-properties style:use-window-font-color="true"/>
    </style:style>
    <style:style style:name="T23" style:parent-style-name="Značkapozn.podčarou" style:family="text">
      <style:text-properties fo:font-weight="normal" style:font-weight-asian="normal" fo:font-size="9pt" style:font-size-asian="9pt"/>
    </style:style>
    <style:style style:name="T24" style:parent-style-name="instrukce" style:family="text">
      <style:text-properties style:use-window-font-color="true"/>
    </style:style>
    <style:style style:name="P25" style:parent-style-name="Základnítext" style:family="paragraph">
      <style:paragraph-properties fo:text-align="start"/>
    </style:style>
    <style:style style:name="P26" style:parent-style-name="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8" style:parent-style-name="Základnítext" style:family="paragraph">
      <style:paragraph-properties fo:text-align="start"/>
    </style:style>
    <style:style style:name="T29" style:parent-style-name="instrukce" style:family="text">
      <style:text-properties style:use-window-font-color="true"/>
    </style:style>
    <style:style style:name="P30" style:parent-style-name="Základnítext" style:family="paragraph">
      <style:paragraph-properties fo:text-align="start"/>
    </style:style>
    <style:style style:name="P31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9/2025</text:p>
            <text:p text:style-name="Normální">KVOP-10229/2025</text:p>
            <text:p text:style-name="Normální">06. 03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T. S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Odkaz na zveřejněnou informaci<text:line-break/>podle zákona č. 106/1999 Sb., o svobodném přístupu k informacím<text:span text:style-name="Značkapozn.podčarou"><text:note text:note-class="footnote" text:id="_ftn0"><text:note-citation>1</text:note-citation><text:note-body><text:p text:style-name="Textpozn.podčarou"><text:s/><text:span text:style-name="T18"><text:tab/></text:span>Ustanovení<text:s/>§ 6<text:s/>odst. 1 zákona<text:s/>o svobodném přístupu<text:s/>k informacím: „Pokud žádost<text:s/>o poskytnutí informace směřuje<text:s/>k poskytnutí zveřejněné informace, může povinný subjekt […] místo poskytnutí informace sdělit žadateli údaje<text:s/>umožňující<text:s/>vyhledání<text:s/>a získání zveřejněné informace, zejména odkaz<text:s/>na internetovou stránku, kde se informace nachází.“</text:p></text:note-body></text:note></text:span></text:h>
      <text:p text:style-name="Základnítext">Vážený pane S.,</text:p>
      <text:p text:style-name="P19">dne<text:s/><text:span text:style-name="T20">21. února<text:s/></text:span>obdržel veřejný ochránce práv Vaši žádost o <text:span text:style-name="T21">výzkum a doporučení k nenávistným projevům na internetu, neboť odkazy na dané dokumenty u tiskové zprávy z 22. května 2020</text:span><text:span text:style-name="T22"><text:note text:note-class="footnote" text:id="_ftn1"><text:note-citation>2</text:note-citation><text:note-body><text:p text:style-name="Textpozn.podčarou"><text:s/><text:span text:style-name="T23"><text:tab/></text:span>Dostupná z:<text:s/>https://www.ochrance.cz/aktualne/nenavistne-projevy-na-internetu-vyzkum-a-doporuceni/</text:p></text:note-body></text:note></text:span><text:span text:style-name="T24"><text:s/>nejsou funkční.</text:span></text:p>
      <text:p text:style-name="P25">Požadované dokumenty<text:s/>najdete<text:s/>na webu ombudsmana (<text:a xlink:href="https://www.ochrance.cz" office:target-frame-name="_top" xlink:show="replace"><text:span text:style-name="Hypertextovýodkaz">www.ochrance.cz</text:span></text:a>)<text:s/>v části</text:p>
      <text:list text:style-name="LFO2" text:continue-numbering="true">
        <text:list-item>
          <text:p text:style-name="P26">Naše činnost → Výstupy z činností →<text:s/>Výzkum:<text:s/><text:a xlink:href="https://www.ochrance.cz/uploads-import/ESO/47-2019-DIS-PZ-Vyzkumna_zprava.pdf" office:target-frame-name="_top" xlink:show="replace"><text:span text:style-name="Hypertextovýodkaz">https://www.ochrance.cz/uploads-import/ESO/47-2019-DIS-PZ-Vyzkumna_zprava.pdf</text:span></text:a>.</text:p>
        </text:list-item>
        <text:list-item>
          <text:p text:style-name="P27">Naše činnost → Výstupy z činností → Doporučení:<text:s/><text:a xlink:href="https://www.ochrance.cz/uploads-import/ESO/67-2018-DIS-JV-doporuceni.pdf" office:target-frame-name="_top" xlink:show="replace"><text:span text:style-name="Hypertextovýodkaz">https://www.ochrance.cz/uploads-import/ESO/67-2018-DIS-JV-doporuceni.pdf</text:span></text:a>.</text:p>
        </text:list-item>
      </text:list>
      <text:p text:style-name="P28">Nebo v Evidenci stanovisek ochránce (ESO) na <text:a xlink:href="https://eso.ochrance.cz/" office:target-frame-name="_top" xlink:show="replace"><text:span text:style-name="Hypertextovýodkaz">eso.ochrance.cz</text:span></text:a><text:s/>po zadání spisové značky<text:s/><text:span text:style-name="T29">47/2019/DIS</text:span><text:s/>nebo přes tento odkaz:<text:s/><text:a xlink:href="https://eso.ochrance.cz/Nalezene/Edit/9480" office:target-frame-name="_top" xlink:show="replace"><text:span text:style-name="Hypertextovýodkaz">https://eso.ochrance.cz/Nalezene/Edit/9480</text:span></text:a><text:s/>a po zadání spisové značky 67/2018/DIS nebo přes tento odkaz:<text:s/><text:a xlink:href="https://eso.ochrance.cz/Nalezene/Edit/7792" office:target-frame-name="_top" xlink:show="replace"><text:span text:style-name="Hypertextovýodkaz">https://eso.ochrance.cz/Nalezene/Edit/7792</text:span></text:a>.</text:p>
      <text:p text:style-name="P30">Nefunkční odkazy u tiskové zprávy budou upraveny.</text:p>
      <text:p text:style-name="Základnítext">S pozdravem</text:p>
      <text:p text:style-name="P31">JUDr. Pavel Pořízek, Ph.D.<text:s/>v. r.</text:p>
      <text:p text:style-name="podpis">vedoucí Kanceláře veřejného ochránce práv</text:p>
      <text:p text:style-name="podpis">(podepsáno elektronicky)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AJE3*</text:span>*KVOPX00FAJE3*</text:p>
        <text:p text:style-name="P12"><text:span text:style-name="T13">KVOPX00FAJE3</text:span>KVOPX00FAJE3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4-01T07:11:00Z</meta:creation-date>
    <dc:date>2025-04-01T07:12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37" meta:character-count="1636" meta:row-count="11" meta:non-whitespace-character-count="1402"/>
  </office:meta>
</office:document-meta>
</file>